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6.272cm"/>
    </style:style>
    <style:style style:name="co2" style:family="table-column">
      <style:table-column-properties fo:break-before="auto" style:column-width="2.02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55" table:default-cell-style-name="Default"/>
        <table:table-row table:style-name="ro1">
          <table:table-cell table:style-name="ce1" office:value-type="string">
            <text:p>This works: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Parallel vertical section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">
            <text:p>0,1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2">
            <text:p>0,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1">
            <text:p>0,1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" office:value-type="float" office:value="2">
            <text:p>2</text:p>
          </table:table-cell>
          <table:table-cell table:style-name="ce4" office:value-type="float" office:value="0.2">
            <text:p>0,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Parallel horizontal section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0.1">
            <text:p>0,1</text:p>
          </table:table-cell>
          <table:table-cell table:style-name="ce3" office:value-type="float" office:value="0.2">
            <text:p>0,2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4" office:value-type="float" office:value="0.1">
            <text:p>0,1</text:p>
          </table:table-cell>
          <table:table-cell table:style-name="ce4" office:value-type="float" office:value="0.2">
            <text:p>0,2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Nested vertical sections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.1">
            <text:p>1,1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table:style-name="ce3"/>
          <table:table-cell table:style-name="ce4" office:value-type="float" office:value="1.2">
            <text:p>1,2</text:p>
          </table:table-cell>
          <table:table-cell table:style-name="ce5"/>
          <table:table-cell table:number-columns-repeated="252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2.1">
            <text:p>2,1</text:p>
          </table:table-cell>
          <table:table-cell table:style-name="ce5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Nested horizontal section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number-columns-repeated="252"/>
        </table:table-row>
        <table:table-row table:style-name="ro1">
          <table:table-cell/>
          <table:table-cell table:style-name="ce4" office:value-type="float" office:value="1.1">
            <text:p>1,1</text:p>
          </table:table-cell>
          <table:table-cell table:style-name="ce4" office:value-type="float" office:value="1.2">
            <text:p>1,2</text:p>
          </table:table-cell>
          <table:table-cell table:style-name="ce3" office:value-type="float" office:value="2.1">
            <text:p>2,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Parallel mixed sections V/H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">
            <text:p>0,1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2">
            <text:p>0,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" office:value-type="float" office:value="0.1">
            <text:p>0,1</text:p>
          </table:table-cell>
          <table:table-cell table:style-name="ce4" office:value-type="float" office:value="0.2">
            <text:p>0,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Parallel mixed sections H/V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0.1">
            <text:p>0,1</text:p>
          </table:table-cell>
          <table:table-cell table:style-name="ce3" office:value-type="float" office:value="0.2">
            <text:p>0,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1">
            <text:p>0,1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" office:value-type="float" office:value="2">
            <text:p>2</text:p>
          </table:table-cell>
          <table:table-cell table:style-name="ce4" office:value-type="float" office:value="0.2">
            <text:p>0,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Parallel mixed sections H/V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0.1">
            <text:p>0,1</text:p>
          </table:table-cell>
          <table:table-cell table:style-name="ce3" office:value-type="float" office:value="0.2">
            <text:p>0,2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0.1">
            <text:p>0,1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0.2">
            <text:p>0,2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Parallel mixed sections V/H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">
            <text:p>0,1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.2">
            <text:p>0,2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4" office:value-type="float" office:value="0.1">
            <text:p>0,1</text:p>
          </table:table-cell>
          <table:table-cell table:style-name="ce4" office:value-type="float" office:value="0.2">
            <text:p>0,2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hese are errors: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Nested non-contained sections</text:p>
          </table:table-cell>
          <table:table-cell office:value-type="string">
            <text:p>TODO</text:p>
          </table:table-cell>
          <table:table-cell table:number-columns-repeated="254"/>
        </table:table-row>
        <table:table-row table:style-name="ro1">
          <table:table-cell office:value-type="string">
            <text:p>Parallel overlapping sections</text:p>
          </table:table-cell>
          <table:table-cell office:value-type="string">
            <text:p>TODO</text:p>
          </table:table-cell>
          <table:table-cell table:number-columns-repeated="254"/>
        </table:table-row>
      </table:table>
      <table:named-expressions>
        <table:named-range table:name="A_One" table:base-cell-address="$Sheet1.$A$1" table:cell-range-address="$Sheet1.$B$3:.$C$4"/>
        <table:named-range table:name="A_Two" table:base-cell-address="$Sheet1.$A$1" table:cell-range-address="$Sheet1.$D$4:.$E$5"/>
        <table:named-range table:name="B_One" table:base-cell-address="$Sheet1.$A$1" table:cell-range-address="$Sheet1.$B$7:.$C$8"/>
        <table:named-range table:name="B_Two" table:base-cell-address="$Sheet1.$A$1" table:cell-range-address="$Sheet1.$C$9:.$D$10"/>
        <table:named-range table:name="C_One" table:base-cell-address="$Sheet1.$A$1" table:cell-range-address="$Sheet1.$B$12:.$C$14"/>
        <table:named-range table:name="C_Two" table:base-cell-address="$Sheet1.$A$1" table:cell-range-address="$Sheet1.$C$12:.$C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19.03.2008</text:date>, <text:time>15:4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o</meta:initial-creator>
    <meta:creation-date>2006-12-18T10:13:24</meta:creation-date>
    <dc:date>2008-03-19T15:40:59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72"/>
  </office:meta>
</office:document-meta>
</file>